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18642364474997726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55973570656761495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46441265680308755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6091020737006230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94148951958129094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527581325769930006"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5136709676551312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45008805942662833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27555" text:continue-list="list75136709676551312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6172332272252045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4065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1396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1230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1762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30815"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617316559499569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0672888146211072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3075510275263746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2644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4346048631899294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18843428466587881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741539344162073546" text:style-name="L15">
        <text:list-item>
          <text:list>
            <text:list-header>
              <text:p text:style-name="P183">1.5 miles averaging about 9:40/mile and rest 1 min</text:p>
            </text:list-header>
          </text:list>
        </text:list-item>
      </text:list>
      <text:p text:style-name="P24">1 mile in 8:26 and rest 2 min</text:p>
      <text:list xml:id="list412810295574144832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695217105307281394"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4174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55416211335417977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2815602333187159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7043258166575890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12157" text:continue-list="list928156023331871593" text:style-name="L19">
        <text:list-item>
          <text:list>
            <text:list-header>
              <text:p text:style-name="P187">(Pace*HR)=1240</text:p>
            </text:list-header>
          </text:list>
        </text:list-item>
      </text:list>
      <text:list xml:id="list34434914" text:continue-list="list1554162113354179773" text:style-name="L18">
        <text:list-item>
          <text:list>
            <text:list-header>
              <text:p text:style-name="P186">2 miles at 10:46/mile Ave HR= 121 bpm and rest a few minutes</text:p>
            </text:list-header>
          </text:list>
        </text:list-item>
      </text:list>
      <text:list xml:id="list34436182" text:continue-list="list3441215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2912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26151934270170503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07094808502619926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7753422751018973"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1052508083059000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3728468579061150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28700681211442098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17460"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3331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06706759305620772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94823262702725852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57240591382556987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7839277600663218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16676025036588988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47820486950072803" text:style-name="L32">
        <text:list-item>
          <text:list>
            <text:list-header>
              <text:p text:style-name="P197">0.25 miles in 2:54</text:p>
              <text:p text:style-name="P197">1 mile in 9:21 going faster as I ran and ending at around 8:30 pace</text:p>
            </text:list-header>
          </text:list>
        </text:list-item>
      </text:list>
      <text:list xml:id="list59184252194946514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95443733091718748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1407971648318811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671296652031771136"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9739578075216707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909958139979406727"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6T14:17:12.39</dc:date>
    <dc:creator>James Lombardi</dc:creator>
    <meta:editing-duration>P28DT4H42M25S</meta:editing-duration>
    <meta:editing-cycles>2076</meta:editing-cycles>
    <meta:generator>OpenOffice/4.1.2$Win32 OpenOffice.org_project/412m3$Build-9782</meta:generator>
    <meta:document-statistic meta:table-count="0" meta:image-count="9" meta:object-count="0" meta:page-count="206" meta:paragraph-count="5989" meta:word-count="64874" meta:character-count="332351"/>
  </office:meta>
</office:document-meta>
</file>